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0.556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occ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hinzugefü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10HA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hram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G02KI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obilienkaufman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D07NÜ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Ü → 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21GR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kaeufer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26BE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27SE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27EC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tainability, Society and the Environ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02EC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tschaftsinformati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25HA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G06HE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mweltgeograf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06EC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obilienkauffr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XXXX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ientenaufnahmekraf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26MA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kretaer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D28KI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29PI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hram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19EL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hram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24AA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XXXIRX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01KI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er Auto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16NO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ychologi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 style:data-style-name="N2" text:time-value="17:30:38.4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7:06:19.046000000</meta:creation-date>
    <dc:date>2022-08-24T18:09:10.821000000</dc:date>
    <meta:editing-duration>PT7H14M55S</meta:editing-duration>
    <meta:editing-cycles>25</meta:editing-cycles>
    <meta:generator>LibreOffice/7.1.1.2$Windows_X86_64 LibreOffice_project/fe0b08f4af1bacafe4c7ecc87ce55bb426164676</meta:generator>
    <meta:document-statistic meta:table-count="1" meta:cell-count="253" meta:object-count="0"/>
  </office:meta>
</office:document-meta>
</file>